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cd1" officeooo:paragraph-rsid="0017bcd1"/>
    </style:style>
    <style:style style:name="P2" style:family="paragraph" style:parent-style-name="Standard">
      <style:text-properties officeooo:rsid="0018a502" officeooo:paragraph-rsid="0018a502"/>
    </style:style>
    <style:style style:name="P3" style:family="paragraph" style:parent-style-name="Standard">
      <style:text-properties officeooo:rsid="00198c8b" officeooo:paragraph-rsid="00198c8b"/>
    </style:style>
    <style:style style:name="P4" style:family="paragraph" style:parent-style-name="Standard">
      <style:text-properties officeooo:rsid="001aae87" officeooo:paragraph-rsid="001aae87"/>
    </style:style>
    <style:style style:name="P5" style:family="paragraph" style:parent-style-name="Standard">
      <style:text-properties officeooo:rsid="001c57cb" officeooo:paragraph-rsid="001c57cb"/>
    </style:style>
    <style:style style:name="P6" style:family="paragraph" style:parent-style-name="Standard">
      <style:text-properties officeooo:rsid="001e0f58" officeooo:paragraph-rsid="001e0f58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bcd1" officeooo:paragraph-rsid="0017bcd1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7bcd1" style:font-size-asian="10pt"/>
    </style:style>
    <style:style style:name="T3" style:family="text">
      <style:text-properties fo:color="#000000" style:font-name="Monospace" fo:font-size="10pt" officeooo:rsid="0018a502" style:font-size-asian="10pt"/>
    </style:style>
    <style:style style:name="T4" style:family="text">
      <style:text-properties fo:color="#000000" style:font-name="Monospace" fo:font-size="10pt" officeooo:rsid="00198c8b" style:font-size-asian="10pt"/>
    </style:style>
    <style:style style:name="T5" style:family="text">
      <style:text-properties fo:color="#000000" style:font-name="Monospace" fo:font-size="10pt" officeooo:rsid="001aae87" style:font-size-asian="10pt"/>
    </style:style>
    <style:style style:name="T6" style:family="text">
      <style:text-properties fo:color="#000000" style:font-name="Monospace" fo:font-size="10pt" officeooo:rsid="001c57cb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.</text:span></text:p>
      <text:p text:style-name="P7"><text:span text:style-name="T1">| n <text:s/>| | m <text:s/>| | c | | true | | false |</text:span></text:p>
      <text:p text:style-name="Standard"><text:span text:style-name="T1">| 5 <text:s/>| | 6 <text:s/>| | 2 | | 4 <text:s text:c="3"/>| | 1 <text:s text:c="4"/>|</text:span></text:p>
      <text:p text:style-name="Standard"><text:span text:style-name="T1">--</text:span><text:span text:style-name="T2">&gt;2</text:span></text:p>
      <text:p text:style-name="P1"><text:span text:style-name="T2">2.</text:span></text:p>
      <text:p text:style-name="Standard"><text:span text:style-name="T2">| n <text:s/>| | m <text:s/>| | c | | true | | false |</text:span></text:p>
      <text:p text:style-name="Standard"><text:span text:style-name="T1">| 5 <text:s/>| | 6 <text:s/>| | 3 | | 3 <text:s text:c="3"/>| | 7 <text:s text:c="4"/>|</text:span></text:p>
      <text:p text:style-name="Standard"><text:span text:style-name="T2">--&gt;6</text:span></text:p>
      <text:p text:style-name="P1"><text:span text:style-name="T1">3.</text:span></text:p>
      <text:p text:style-name="P1"><text:span text:style-name="T1">| n <text:s/>| | m <text:s/>| | c | | true | | false |</text:span></text:p>
      <text:p text:style-name="P1"><text:span text:style-name="T1">| 15 | | 20 | | 3 | | 2 <text:s text:c="3"/>| | 13 <text:s text:c="3"/>|</text:span></text:p>
      <text:p text:style-name="P1"><text:span text:style-name="T1">--</text:span><text:span text:style-name="T3">&gt;7</text:span></text:p>
      <text:p text:style-name="P2"><text:span text:style-name="T1">4.</text:span></text:p>
      <text:p text:style-name="P2"><text:span text:style-name="T1">| n <text:s/>| | m <text:s/>| | c | | true | | false |</text:span></text:p>
      <text:p text:style-name="P2"><text:span text:style-name="T1">| 20 | | 24 | | 5 | | 0 <text:s text:c="3"/>| | 20 <text:s text:c="3"/>|</text:span></text:p>
      <text:p text:style-name="P2"><text:span text:style-name="T1">--&gt;0</text:span></text:p>
      <text:p text:style-name="P2"><text:span text:style-name="T1">5.</text:span></text:p>
      <text:p text:style-name="P2"><text:span text:style-name="T1">| n <text:s/>| | m <text:s/>| | c | | true | | false |</text:span></text:p>
      <text:p text:style-name="P2"><text:span text:style-name="T1">| 20 | | 28 | | 7 | | 0 <text:s text:c="3"/>| | 20 <text:s text:c="3"/>|</text:span></text:p>
      <text:p text:style-name="P2"><text:span text:style-name="T1">--&gt;2</text:span></text:p>
      <text:p text:style-name="P2"><text:span text:style-name="T1">6.</text:span></text:p>
      <text:p text:style-name="P2"><text:span text:style-name="T1">| n <text:s/>| | m <text:s/>| | c | | true | | false |</text:span></text:p>
      <text:p text:style-name="P2"><text:span text:style-name="T1">| 25 | | 35 | | 6 | | 0 <text:s text:c="3"/>| | 25 <text:s text:c="3"/>|</text:span></text:p>
      <text:p text:style-name="P2"><text:span text:style-name="T1">--&gt;3</text:span></text:p>
      <text:p text:style-name="P2"><text:span text:style-name="T1">7.</text:span></text:p>
      <text:p text:style-name="P2"><text:span text:style-name="T1">| n <text:s/>| | m <text:s/>| | c | | true | | false |</text:span></text:p>
      <text:p text:style-name="P2"><text:span text:style-name="T1">| 25 | | 35 | | 4 | | 1 <text:s text:c="3"/>| | 24 <text:s text:c="3"/>|</text:span></text:p>
      <text:p text:style-name="P2"><text:span text:style-name="T1">--&gt;</text:span></text:p>
      <text:p text:style-name="P2"><text:span text:style-name="T1">8.</text:span></text:p>
      <text:p text:style-name="P2"><text:span text:style-name="T1">| n <text:s/>| | m <text:s/>| | c | | true | | false |</text:span></text:p>
      <text:p text:style-name="P2"><text:span text:style-name="T1">| 25 | | 50 | | 4 | | 10 <text:s text:c="2"/>| | 15 <text:s text:c="3"/>|</text:span></text:p>
      <text:p text:style-name="P2"><text:span text:style-name="T1">--</text:span><text:span text:style-name="T4">&gt;3</text:span></text:p>
      <text:p text:style-name="P3"><text:span text:style-name="T1">9.</text:span></text:p>
      <text:p text:style-name="P3"><text:span text:style-name="T1">| n <text:s/>| | m <text:s/>| | c | | true | | false |</text:span></text:p>
      <text:p text:style-name="P3"><text:span text:style-name="T1">| 25 | | 60 | | 4 | | 14 <text:s text:c="2"/>| | 11 <text:s text:c="3"/>|</text:span></text:p>
      <text:p text:style-name="P3"><text:span text:style-name="T1">--&gt;5<text:line-break/>10.</text:span></text:p>
      <text:p text:style-name="P3"><text:span text:style-name="T1">| n <text:s/>| | m <text:s/>| | c | | true | | false |</text:span></text:p>
      <text:p text:style-name="P3"><text:span text:style-name="T1">| 25 | | 90 | | 4 | | 24 <text:s text:c="2"/>| | 1 <text:s text:c="4"/>|</text:span></text:p>
      <text:p text:style-name="P3"><text:span text:style-name="T1">--&gt;0</text:span></text:p>
      <text:p text:style-name="P3"><text:span text:style-name="T1">1</text:span><text:span text:style-name="T5">1</text:span><text:span text:style-name="T1">.</text:span></text:p>
      <text:p text:style-name="P3"><text:span text:style-name="T1">| n <text:s/>| | m <text:s/>| | c | | true | | false |</text:span></text:p>
      <text:p text:style-name="P3"><text:span text:style-name="T1">| 60 | | 90 | | 3 | | 19 <text:s text:c="2"/>| | 41 <text:s text:c="3"/>|</text:span></text:p>
      <text:p text:style-name="P2"><text:span text:style-name="T1">--</text:span><text:span text:style-name="T5">&gt;1</text:span></text:p>
      <text:p text:style-name="P4"><text:span text:style-name="T1">12.</text:span></text:p>
      <text:p text:style-name="P4"><text:span text:style-name="T1">| n <text:s/>| | m <text:s/>| | c | | true | | false |</text:span></text:p>
      <text:p text:style-name="P4"><text:span text:style-name="T1">| 60 | | 90 | | 2 | | 39 <text:s text:c="2"/>| | 21 <text:s text:c="3"/>|</text:span></text:p>
      <text:p text:style-name="P4"><text:span text:style-name="T1">--&gt;1</text:span></text:p>
      <text:p text:style-name="P4"><text:span text:style-name="T1">13.</text:span></text:p>
      <text:p text:style-name="P4"><text:span text:style-name="T1">| n <text:s/>| | m <text:s/>| | c | | true | | false |</text:span></text:p>
      <text:p text:style-name="P4"><text:span text:style-name="T1">| 60 | | 110 | | 2 | | 49 <text:s/>| | 11 <text:s text:c="3"/>|</text:span></text:p>
      <text:p text:style-name="P2"><text:span text:style-name="T1">--</text:span><text:span text:style-name="T5">&gt;10</text:span></text:p>
      <text:p text:style-name="P4"><text:span text:style-name="T1">14.</text:span></text:p>
      <text:p text:style-name="P4"><text:span text:style-name="T1">| n <text:s/>| | m <text:s/>| | c | | true | | false |</text:span></text:p>
      <text:p text:style-name="P4"><text:span text:style-name="T1">| 60 | | 180 | | 2 | | 59 <text:s text:c="3"/>| | 1 <text:s text:c="3"/>|</text:span></text:p>
      <text:p text:style-name="P5"><text:span text:style-name="T1">--&gt;0</text:span></text:p>
      <text:p text:style-name="P5"><text:span text:style-name="T1">15.</text:span></text:p>
      <text:p text:style-name="P5"><text:span text:style-name="T1">| n <text:s/>| | m <text:s/>| | c | | true | | false |</text:span></text:p>
      <text:p text:style-name="P5"><text:span text:style-name="T1">| 100 | | 180 | | 2 | | 81 <text:s text:c="3"/>| | 19 <text:s text:c="3"/>|</text:span></text:p>
      <text:p text:style-name="P5"><text:span text:style-name="T1">--&gt;50</text:span></text:p>
      <text:p text:style-name="P5"><text:span text:style-name="T1"/></text:p>
      <text:p text:style-name="P5"><text:span text:style-name="T1"/></text:p>
      <text:p text:style-name="P5"><text:soft-page-break/><text:span text:style-name="T1">16.</text:span></text:p>
      <text:p text:style-name="P2"><text:span text:style-name="T1">| n <text:s/>| | m <text:s/>| | c | | true | | false |</text:span></text:p>
      <text:p text:style-name="P2"><text:span text:style-name="T1">| 60 | | 180 | | 2 | | 56 <text:s text:c="3"/>| | 4 <text:s text:c="3"/>|</text:span></text:p>
      <text:p text:style-name="P2"><text:span text:style-name="T1">--</text:span><text:span text:style-name="T6">&gt;5</text:span></text:p>
      <text:p text:style-name="P5"><text:span text:style-name="T1">17.</text:span></text:p>
      <text:p text:style-name="P5"><text:span text:style-name="T1">| n <text:s/>| | m <text:s/>| | c | | true | | false |</text:span></text:p>
      <text:p text:style-name="P5"><text:span text:style-name="T1">| 60 | | 180 | | 7 | | 14 <text:s text:c="3"/>| | 46 <text:s text:c="3"/>|</text:span></text:p>
      <text:p text:style-name="P5"><text:span text:style-name="T1">--&gt;0</text:span></text:p>
      <text:p text:style-name="P5"><text:span text:style-name="T1">18.</text:span></text:p>
      <text:p text:style-name="P5"><text:span text:style-name="T1">| n <text:s/>| | m <text:s/>| | c | | true | | false |</text:span></text:p>
      <text:p text:style-name="P5"><text:span text:style-name="T1">| 60 | | 180 | | 10 | | 1 <text:s text:c="3"/>| | 59 <text:s text:c="3"/>|</text:span></text:p>
      <text:p text:style-name="P5"><text:span text:style-name="T1">--&gt;0</text:span></text:p>
      <text:p text:style-name="P5"><text:span text:style-name="T1">19.</text:span></text:p>
      <text:p text:style-name="P5"><text:span text:style-name="T1">| n <text:s/>| | m <text:s/>| | c | | true | | false |</text:span></text:p>
      <text:p text:style-name="P5"><text:span text:style-name="T1">| 60 | | 200 | | 10 | | 3 <text:s text:c="3"/>| | 57 <text:s text:c="3"/>|</text:span></text:p>
      <text:p text:style-name="P6"><text:span text:style-name="T1">--&gt;0</text:span></text:p>
      <text:p text:style-name="P6"><text:span text:style-name="T1">20.</text:span></text:p>
      <text:p text:style-name="P6"><text:span text:style-name="T1">| n <text:s/>| | m <text:s/>| | c | | true | | false |</text:span></text:p>
      <text:p text:style-name="P6"><text:span text:style-name="T1">| 60 | | 300 | | 10 | | 26 <text:s text:c="3"/>| | 34 <text:s text:c="3"/>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9:03:43.730433853</meta:creation-date>
    <dc:date>2017-01-16T19:47:53.559785766</dc:date>
    <meta:editing-duration>PT13M3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78" meta:word-count="658" meta:character-count="1663" meta:non-whitespace-character-count="942"/>
  </office:meta>
</office:document-meta>
</file>